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18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9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0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1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 style:data-style-name="N150">
      <style:table-cell-properties fo:background-color="transparent"/>
    </style:style>
    <style:style style:name="ce25" style:family="table-cell" style:parent-style-name="Default" style:data-style-name="N2">
      <style:table-cell-properties fo:background-color="transparent"/>
    </style:style>
    <style:style style:name="ce26" style:family="table-cell" style:parent-style-name="Default" style:data-style-name="N1">
      <style:table-cell-properties fo:background-color="transparent"/>
    </style:style>
    <style:style style:name="ce27" style:family="table-cell" style:parent-style-name="Default" style:data-style-name="N0"/>
    <style:style style:name="ce44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2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ext-properties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0">
      <style:text-properties style:font-name="Calibri" style:font-name-asian="Calibri" style:font-name-complex="Calibri"/>
    </style:style>
    <style:style style:name="ce31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33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4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 style:data-style-name="N150">
      <style:table-cell-properties fo:background-color="transparent"/>
    </style:style>
    <style:style style:name="ce38" style:family="table-cell" style:parent-style-name="Default" style:data-style-name="N2">
      <style:table-cell-properties fo:background-color="transparent"/>
    </style:style>
    <style:style style:name="ce40" style:family="table-cell" style:parent-style-name="Default" style:data-style-name="N1">
      <style:table-cell-properties fo:background-color="transparent"/>
    </style:style>
    <style:style style:name="ce41" style:family="table-cell" style:parent-style-name="Default" style:data-style-name="N0"/>
    <style:style style:name="ce4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4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ext-properties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number-columns-repeated="1021" table:default-cell-style-name="ce31"/>
        <table:table-column table:style-name="co5" table:number-columns-repeated="15360"/>
        <table:table-row table:style-name="ro1">
          <table:table-cell table:style-name="ce28" office:value-type="string" calcext:value-type="string">
            <text:p>Description:</text:p>
          </table:table-cell>
          <table:table-cell table:style-name="ce28" office:value-type="string" calcext:value-type="string">
            <text:p>E coli model with 10 reactions</text:p>
          </table:table-cell>
          <table:table-cell table:style-name="ce28"/>
          <table:table-cell table:number-columns-repeated="1021"/>
        </table:table-row>
        <table:table-row table:style-name="ro1">
          <table:table-cell table:style-name="ce28" table:number-columns-repeated="3"/>
          <table:table-cell table:number-columns-repeated="1021"/>
        </table:table-row>
        <table:table-row table:style-name="ro1">
          <table:table-cell table:style-name="ce28" office:value-type="string" calcext:value-type="string">
            <text:p>Units:</text:p>
          </table:table-cell>
          <table:table-cell table:style-name="ce28" table:number-columns-repeated="2"/>
          <table:table-cell table:number-columns-repeated="1021"/>
        </table:table-row>
        <table:table-row table:style-name="ro1">
          <table:table-cell table:style-name="ce28" office:value-type="string" calcext:value-type="string">
            <text:p>Km</text:p>
          </table:table-cell>
          <table:table-cell table:style-name="ce28" office:value-type="string" calcext:value-type="string">
            <text:p>g/L</text:p>
          </table:table-cell>
          <table:table-cell table:style-name="ce28"/>
          <table:table-cell table:number-columns-repeated="1021"/>
        </table:table-row>
        <table:table-row table:style-name="ro1">
          <table:table-cell table:style-name="ce28" office:value-type="string" calcext:value-type="string">
            <text:p>kcat</text:p>
          </table:table-cell>
          <table:table-cell table:style-name="ce28" office:value-type="string" calcext:value-type="string">
            <text:p>1/h</text:p>
          </table:table-cell>
          <table:table-cell table:style-name="ce28" office:value-type="string" calcext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rho</text:p>
          </table:table-cell>
          <table:table-cell table:style-name="ce28" office:value-type="string" calcext:value-type="string">
            <text:p>g/L</text:p>
          </table:table-cell>
          <table:table-cell table:style-name="ce28"/>
          <table:table-cell table:number-columns-repeated="1021"/>
        </table:table-row>
        <table:table-row table:style-name="ro1">
          <table:table-cell table:style-name="ce28" table:number-columns-repeated="3"/>
          <table:table-cell table:number-columns-repeated="1021"/>
        </table:table-row>
        <table:table-row table:style-name="ro1">
          <table:table-cell table:style-name="ce28" office:value-type="string" calcext:value-type="string">
            <text:p>Sheets: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28"/>
          <table:table-cell table:style-name="ce28" office:value-type="string" calcext:value-type="string">
            <text:p>K</text:p>
          </table:table-cell>
          <table:table-cell table:style-name="ce28" office:value-type="string" calcext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28"/>
          <table:table-cell table:style-name="ce28" office:value-type="string" calcext:value-type="string">
            <text:p>KA</text:p>
          </table:table-cell>
          <table:table-cell table:style-name="ce28" office:value-type="string" calcext:value-type="string">
            <text:p>Activation constant matrix</text:p>
          </table:table-cell>
          <table:table-cell table:number-columns-repeated="1021"/>
        </table:table-row>
        <table:table-row table:style-name="ro1">
          <table:table-cell table:style-name="ce28"/>
          <table:table-cell table:style-name="ce28" office:value-type="string" calcext:value-type="string">
            <text:p>KI</text:p>
          </table:table-cell>
          <table:table-cell table:style-name="ce28" office:value-type="string" calcext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28"/>
          <table:table-cell table:style-name="ce28" office:value-type="string" calcext:value-type="string">
            <text:p>kcat</text:p>
          </table:table-cell>
          <table:table-cell table:style-name="ce28" office:value-type="string" calcext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28"/>
          <table:table-cell table:style-name="ce28" office:value-type="string" calcext:value-type="string">
            <text:p>conditions</text:p>
          </table:table-cell>
          <table:table-cell table:style-name="ce28" office:value-type="string" calcext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32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" table:style-name="ta1"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number-columns-repeated="2" table:default-cell-style-name="ce32"/>
        <table:table-column table:style-name="co10" table:default-cell-style-name="ce32"/>
        <table:table-column table:style-name="co11" table:default-cell-style-name="ce32"/>
        <table:table-column table:style-name="co4" table:number-columns-repeated="1008" table:default-cell-style-name="ce31"/>
        <table:table-column table:style-name="co12" table:number-columns-repeated="3" table:default-cell-style-name="ce31"/>
        <table:table-column table:style-name="co12" table:number-columns-repeated="3" table:default-cell-style-name="Default"/>
        <table:table-column table:style-name="co5" table:number-columns-repeated="15363" table:default-cell-style-name="Default"/>
        <table:table-row table:style-name="ro1">
          <table:table-cell table:style-name="ce33"/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FERM</text:p>
          </table:table-cell>
          <table:table-cell table:style-name="ce34" office:value-type="string" calcext:value-type="string">
            <text:p>RESP</text:p>
          </table:table-cell>
          <table:table-cell table:style-name="ce34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3" office:value-type="string" calcext:value-type="string">
            <text:p>ENT</text:p>
          </table:table-cell>
          <table:table-cell table:style-name="ce33" office:value-type="string" calcext:value-type="string">
            <text:p>LIPS</text:p>
          </table:table-cell>
          <table:table-cell table:style-name="ce33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rRNase</text:p>
          </table:table-cell>
          <table:table-cell table:style-name="ce35" office:value-type="string" calcext:value-type="string">
            <text:p>mRNase</text:p>
          </table:table-cell>
          <table:table-cell table:style-name="ce35" office:value-type="string" calcext:value-type="string">
            <text:p>tRNAse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ce37" office:value-type="float" office:value="0.075" calcext:value-type="float">
            <text:p>0.075</text:p>
          </table:table-cell>
          <table:table-cell table:style-name="ce37" office:value-type="float" office:value="0.025" calcext:value-type="float">
            <text:p>0.025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ce37" office:value-type="float" office:value="-0.15" calcext:value-type="float">
            <text:p>-0.150</text:p>
          </table:table-cell>
          <table:table-cell table:style-name="ce37" office:value-type="float" office:value="-0.1" calcext:value-type="float">
            <text:p>-0.10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I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37" office:value-type="float" office:value="0.075" calcext:value-type="float">
            <text:p>0.0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17" calcext:value-type="float">
            <text:p>-0.17</text:p>
          </table:table-cell>
          <table:table-cell table:style-name="Default" office:value-type="float" office:value="-0.18" calcext:value-type="float">
            <text:p>-0.18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5" office:value-type="string" calcext:value-type="string">
            <text:p>A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7" calcext:value-type="float">
            <text:p>-0.17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-0.006" calcext:value-type="float">
            <text:p>-0.0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5" office:value-type="string" calcext:value-type="string">
            <text:p>N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4" calcext:value-type="float">
            <text:p>0.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5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ce38" office:value-type="float" office:value="-0.85" calcext:value-type="float">
            <text:p>-0.85</text:p>
          </table:table-cell>
          <table:table-cell table:style-name="ce38" office:value-type="float" office:value="-0.9" calcext:value-type="float">
            <text:p>-0.9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" calcext:value-type="float">
            <text:p>0.66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26" calcext:value-type="float">
            <text:p>0.026</text:p>
          </table:table-cell>
          <table:table-cell table:number-columns-repeated="16366"/>
        </table:table-row>
        <table:table-row table:style-name="ro1">
          <table:table-cell table:style-name="ce35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ce38" office:value-type="float" office:value="0.85" calcext:value-type="float">
            <text:p>0.85</text:p>
          </table:table-cell>
          <table:table-cell table:style-name="ce38" office:value-type="float" office:value="0.9" calcext:value-type="float">
            <text:p>0.9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66" calcext:value-type="float">
            <text:p>-0.66</text:p>
          </table:table-cell>
          <table:table-cell table:style-name="Default" office:value-type="float" office:value="-0.82" calcext:value-type="float">
            <text:p>-0.82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0.026" calcext:value-type="float">
            <text:p>-0.026</text:p>
          </table:table-cell>
          <table:table-cell table:number-columns-repeated="16366"/>
        </table:table-row>
        <table:table-row table:style-name="ro1">
          <table:table-cell table:style-name="ce35" office:value-type="string" calcext:value-type="string">
            <text:p>LIP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18" calcext:value-type="float">
            <text:p>0.18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rR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mR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tR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968" calcext:value-type="float">
            <text:p>-0.968</text:p>
          </table:table-cell>
          <table:table-cell table:style-name="Default" office:value-type="float" office:value="0.968" calcext:value-type="float">
            <text:p>0.968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DNA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TC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style-name="Default" office:value-type="float" office:value="0.974" calcext:value-type="float">
            <text:p>0.974</text:p>
          </table:table-cell>
          <table:table-cell table:style-name="Default" office:value-type="float" office:value="-0.974" calcext:value-type="float">
            <text:p>-0.974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p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style-name="Default" office:value-type="float" office:value="0.006" calcext:value-type="float">
            <text:p>0.006</text:p>
          </table:table-cell>
          <table:table-cell table:number-columns-repeated="16366"/>
        </table:table-row>
        <table:table-row table:style-name="ro1">
          <table:table-cell table:number-columns-repeated="16"/>
          <table:table-cell table:style-name="Default" table:number-columns-repeated="2"/>
          <table:table-cell table:number-columns-repeated="16366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31"/>
        <table:table-column table:style-name="co8" table:number-columns-repeated="4" table:default-cell-style-name="ce31"/>
        <table:table-column table:style-name="co4" table:number-columns-repeated="4" table:default-cell-style-name="ce31"/>
        <table:table-column table:style-name="co9" table:default-cell-style-name="ce31"/>
        <table:table-column table:style-name="co10" table:default-cell-style-name="ce31"/>
        <table:table-column table:style-name="co14" table:default-cell-style-name="ce31"/>
        <table:table-column table:style-name="co4" table:number-columns-repeated="1003" table:default-cell-style-name="ce31"/>
        <table:table-column table:style-name="co12" table:number-columns-repeated="7" table:default-cell-style-name="ce31"/>
        <table:table-column table:style-name="co12" table:number-columns-repeated="5" table:default-cell-style-name="Default"/>
        <table:table-column table:style-name="co5" table:number-columns-repeated="15356" table:default-cell-style-name="Default"/>
        <table:table-row table:style-name="ro1">
          <table:table-cell table:style-name="ce33"/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FERM</text:p>
          </table:table-cell>
          <table:table-cell table:style-name="ce34" office:value-type="string" calcext:value-type="string">
            <text:p>RESP</text:p>
          </table:table-cell>
          <table:table-cell table:style-name="ce34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3" office:value-type="string" calcext:value-type="string">
            <text:p>ENT</text:p>
          </table:table-cell>
          <table:table-cell table:style-name="ce33" office:value-type="string" calcext:value-type="string">
            <text:p>LIPS</text:p>
          </table:table-cell>
          <table:table-cell table:style-name="ce33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rRNase</text:p>
          </table:table-cell>
          <table:table-cell table:style-name="ce35" office:value-type="string" calcext:value-type="string">
            <text:p>mRNase</text:p>
          </table:table-cell>
          <table:table-cell table:style-name="ce35" office:value-type="string" calcext:value-type="string">
            <text:p>tRNAse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x_C</text:p>
          </table:table-cell>
          <table:table-cell table:style-name="Default" office:value-type="float" office:value="0.05" calcext:value-type="float">
            <text:p>0.05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C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I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5" office:value-type="string" calcext:value-type="string">
            <text:p>AA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5" office:value-type="string" calcext:value-type="string">
            <text:p>NT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3" calcext:value-type="float">
            <text:p>3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5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5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3" calcext:value-type="float">
            <text:p>3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6366"/>
        </table:table-row>
        <table:table-row table:style-name="ro1">
          <table:table-cell table:style-name="ce35" office:value-type="string" calcext:value-type="string">
            <text:p>LIP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rR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mR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t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DNA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TC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p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/>
          <table:table-cell table:style-name="Default" table:number-columns-repeated="13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33"/>
          <table:table-cell table:style-name="ce34" table:number-columns-repeated="5"/>
          <table:table-cell table:style-name="ce33" table:number-columns-repeated="3"/>
          <table:table-cell table:style-name="ce35" table:number-columns-repeated="8"/>
          <table:table-cell table:style-name="ce34"/>
          <table:table-cell table:number-columns-repeated="16366"/>
        </table:table-row>
        <table:table-row table:style-name="ro1" table:number-rows-repeated="3">
          <table:table-cell table:style-name="ce34"/>
          <table:table-cell table:style-name="Default" table:number-columns-repeated="17"/>
          <table:table-cell table:number-columns-repeated="16366"/>
        </table:table-row>
        <table:table-row table:style-name="ro1" table:number-rows-repeated="5">
          <table:table-cell table:style-name="ce35"/>
          <table:table-cell table:style-name="Default" table:number-columns-repeated="17"/>
          <table:table-cell table:number-columns-repeated="16366"/>
        </table:table-row>
        <table:table-row table:style-name="ro1" table:number-rows-repeated="6">
          <table:table-cell table:style-name="ce34"/>
          <table:table-cell table:style-name="Default" table:number-columns-repeated="17"/>
          <table:table-cell table:number-columns-repeated="16366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3" table:default-cell-style-name="Default"/>
        <table:table-column table:style-name="co1" table:number-columns-repeated="11" table:default-cell-style-name="ce41"/>
        <table:table-column table:style-name="co14" table:default-cell-style-name="ce41"/>
        <table:table-column table:style-name="co1" table:default-cell-style-name="ce41"/>
        <table:table-column table:style-name="co5" table:number-columns-repeated="16370" table:default-cell-style-name="ce41"/>
        <table:table-row table:style-name="ro1">
          <table:table-cell table:style-name="ce33"/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FERM</text:p>
          </table:table-cell>
          <table:table-cell table:style-name="ce34" office:value-type="string" calcext:value-type="string">
            <text:p>RESP</text:p>
          </table:table-cell>
          <table:table-cell table:style-name="ce34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3" office:value-type="string" calcext:value-type="string">
            <text:p>ENT</text:p>
          </table:table-cell>
          <table:table-cell table:style-name="ce33" office:value-type="string" calcext:value-type="string">
            <text:p>LIPS</text:p>
          </table:table-cell>
          <table:table-cell table:style-name="ce33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rRNase</text:p>
          </table:table-cell>
          <table:table-cell table:style-name="ce35" office:value-type="string" calcext:value-type="string">
            <text:p>mRNase</text:p>
          </table:table-cell>
          <table:table-cell table:style-name="ce35" office:value-type="string" calcext:value-type="string">
            <text:p>tRNAse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style-name="ce31"/>
          <table:table-cell table:number-columns-repeated="16365"/>
        </table:table-row>
        <table:table-row table:style-name="ro1">
          <table:table-cell table:style-name="ce34" office:value-type="string" calcext:value-type="string">
            <text:p>x_C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x_W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C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I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5" office:value-type="string" calcext:value-type="string">
            <text:p>AA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5" office:value-type="string" calcext:value-type="string">
            <text:p>NT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5" office:value-type="string" calcext:value-type="string">
            <text:p>ADP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5" office:value-type="string" calcext:value-type="string">
            <text:p>ATP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5" office:value-type="string" calcext:value-type="string">
            <text:p>LIP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rRNA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mRNA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tRNA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D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TC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p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number-columns-repeated="16"/>
          <table:table-cell table:style-name="Default"/>
          <table:table-cell table:number-columns-repeated="16367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33"/>
          <table:table-cell table:style-name="ce34" table:number-columns-repeated="5"/>
          <table:table-cell table:style-name="ce33" table:number-columns-repeated="3"/>
          <table:table-cell table:style-name="ce35" table:number-columns-repeated="8"/>
          <table:table-cell table:style-name="ce34"/>
          <table:table-cell table:style-name="ce31"/>
          <table:table-cell table:number-columns-repeated="16365"/>
        </table:table-row>
        <table:table-row table:style-name="ro1" table:number-rows-repeated="3">
          <table:table-cell table:style-name="ce34"/>
          <table:table-cell table:style-name="Default" table:number-columns-repeated="13"/>
          <table:table-cell table:style-name="ce31"/>
          <table:table-cell table:style-name="Default" table:number-columns-repeated="3"/>
          <table:table-cell table:style-name="ce31"/>
          <table:table-cell table:number-columns-repeated="16365"/>
        </table:table-row>
        <table:table-row table:style-name="ro1" table:number-rows-repeated="5">
          <table:table-cell table:style-name="ce35"/>
          <table:table-cell table:style-name="Default" table:number-columns-repeated="13"/>
          <table:table-cell table:style-name="ce31"/>
          <table:table-cell table:style-name="Default" table:number-columns-repeated="3"/>
          <table:table-cell table:style-name="ce31"/>
          <table:table-cell table:number-columns-repeated="16365"/>
        </table:table-row>
        <table:table-row table:style-name="ro1" table:number-rows-repeated="6">
          <table:table-cell table:style-name="ce34"/>
          <table:table-cell table:style-name="Default" table:number-columns-repeated="13"/>
          <table:table-cell table:style-name="ce31"/>
          <table:table-cell table:style-name="Default" table:number-columns-repeated="3"/>
          <table:table-cell table:style-name="ce31"/>
          <table:table-cell table:number-columns-repeated="16365"/>
        </table:table-row>
        <table:table-row table:style-name="ro1">
          <table:table-cell/>
          <table:table-cell table:style-name="Default" table:number-columns-repeated="13"/>
          <table:table-cell table:style-name="ce31" table:number-columns-repeated="5"/>
          <table:table-cell table:number-columns-repeated="16365"/>
        </table:table-row>
        <table:table-row table:style-name="ro1" table:number-rows-repeated="3">
          <table:table-cell/>
          <table:table-cell table:style-name="ce31" table:number-columns-repeated="18"/>
          <table:table-cell table:number-columns-repeated="16365"/>
        </table:table-row>
        <table:table-row table:style-name="ro1" table:number-rows-repeated="104853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12" table:default-cell-style-name="ce32"/>
        <table:table-column table:style-name="co15" table:default-cell-style-name="ce32"/>
        <table:table-column table:style-name="co8" table:number-columns-repeated="4" table:default-cell-style-name="ce32"/>
        <table:table-column table:style-name="co4" table:number-columns-repeated="4" table:default-cell-style-name="ce32"/>
        <table:table-column table:style-name="co9" table:default-cell-style-name="ce32"/>
        <table:table-column table:style-name="co10" table:default-cell-style-name="ce32"/>
        <table:table-column table:style-name="co14" table:default-cell-style-name="ce32"/>
        <table:table-column table:style-name="co4" table:default-cell-style-name="ce32"/>
        <table:table-column table:style-name="co4" table:number-columns-repeated="1001" table:default-cell-style-name="ce31"/>
        <table:table-column table:style-name="co12" table:number-columns-repeated="7" table:default-cell-style-name="ce31"/>
        <table:table-column table:style-name="co6" table:default-cell-style-name="ce31"/>
        <table:table-column table:style-name="co6" table:number-columns-repeated="5" table:default-cell-style-name="ce41"/>
        <table:table-column table:style-name="co5" table:number-columns-repeated="15356" table:default-cell-style-name="ce41"/>
        <table:table-row table:style-name="ro1">
          <table:table-cell table:style-name="ce33"/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FERM</text:p>
          </table:table-cell>
          <table:table-cell table:style-name="ce34" office:value-type="string" calcext:value-type="string">
            <text:p>RESP</text:p>
          </table:table-cell>
          <table:table-cell table:style-name="ce34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3" office:value-type="string" calcext:value-type="string">
            <text:p>ENT</text:p>
          </table:table-cell>
          <table:table-cell table:style-name="ce33" office:value-type="string" calcext:value-type="string">
            <text:p>LIPS</text:p>
          </table:table-cell>
          <table:table-cell table:style-name="ce33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rRNase</text:p>
          </table:table-cell>
          <table:table-cell table:style-name="ce35" office:value-type="string" calcext:value-type="string">
            <text:p>mRNase</text:p>
          </table:table-cell>
          <table:table-cell table:style-name="ce35" office:value-type="string" calcext:value-type="string">
            <text:p>tRNAse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/>
          <table:table-cell table:style-name="ce41" table:number-columns-repeated="1004"/>
          <table:table-cell table:number-columns-repeated="15361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100" calcext:value-type="float">
            <text:p>100</text:p>
          </table:table-cell>
          <table:table-cell office:value-type="float" office:value="387" calcext:value-type="float">
            <text:p>387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office:value-type="float" office:value="58" calcext:value-type="float">
            <text:p>58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7180" calcext:value-type="float">
            <text:p>17180</text:p>
          </table:table-cell>
          <table:table-cell table:style-name="ce32" office:value-type="float" office:value="1043" calcext:value-type="float">
            <text:p>1043</text:p>
          </table:table-cell>
          <table:table-cell table:style-name="ce32"/>
          <table:table-cell table:number-columns-repeated="16365"/>
        </table:table-row>
        <table:table-row table:style-name="ro1">
          <table:table-cell office:value-type="string" calcext:value-type="string">
            <text:p>kcat_b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style-name="ce32"/>
          <table:table-cell table:number-columns-repeated="16365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16374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32"/>
        <table:table-column table:style-name="co6" table:number-columns-repeated="984" table:default-cell-style-name="ce31"/>
        <table:table-column table:style-name="co6" table:number-columns-repeated="35"/>
        <table:table-column table:style-name="co5" table:number-columns-repeated="15360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number-columns-repeated="936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340" calcext:value-type="float">
            <text:p>340</text:p>
          </table:table-cell>
          <table:table-cell table:number-columns-repeated="48" table:style-name="ce32" office:value-type="float" office:value="340" calcext:value-type="float">
            <text:p>340</text:p>
          </table:table-cell>
          <table:table-cell table:number-columns-repeated="936"/>
        </table:table-row>
        <table:table-row table:style-name="ro1">
          <table:table-cell table:style-name="ce42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15" office:value-type="float" office:value="0.869565217391304" calcext:value-type="float">
            <text:p>0.869565217391304</text:p>
          </table:table-cell>
          <table:table-cell table:formula="of:=[.C3]/1.15" office:value-type="float" office:value="0.756143667296787" calcext:value-type="float">
            <text:p>0.756143667296787</text:p>
          </table:table-cell>
          <table:table-cell table:formula="of:=[.D3]/1.15" office:value-type="float" office:value="0.657516232431988" calcext:value-type="float">
            <text:p>0.657516232431988</text:p>
          </table:table-cell>
          <table:table-cell table:style-name="ce32" table:formula="of:=[.E3]/1.15" office:value-type="float" office:value="0.571753245593033" calcext:value-type="float">
            <text:p>0.571753245593033</text:p>
          </table:table-cell>
          <table:table-cell table:style-name="ce32" table:formula="of:=[.F3]/1.15" office:value-type="float" office:value="0.49717673529829" calcext:value-type="float">
            <text:p>0.49717673529829</text:p>
          </table:table-cell>
          <table:table-cell table:style-name="ce32" table:formula="of:=[.G3]/1.15" office:value-type="float" office:value="0.432327595911556" calcext:value-type="float">
            <text:p>0.432327595911556</text:p>
          </table:table-cell>
          <table:table-cell table:style-name="ce32" table:formula="of:=[.H3]/1.15" office:value-type="float" office:value="0.375937039923093" calcext:value-type="float">
            <text:p>0.375937039923093</text:p>
          </table:table-cell>
          <table:table-cell table:style-name="ce32" table:formula="of:=[.I3]/1.15" office:value-type="float" office:value="0.326901773846168" calcext:value-type="float">
            <text:p>0.326901773846168</text:p>
          </table:table-cell>
          <table:table-cell table:style-name="ce32" table:formula="of:=[.J3]/1.15" office:value-type="float" office:value="0.284262412040146" calcext:value-type="float">
            <text:p>0.284262412040146</text:p>
          </table:table-cell>
          <table:table-cell table:style-name="ce32" table:formula="of:=[.K3]/1.15" office:value-type="float" office:value="0.247184706121866" calcext:value-type="float">
            <text:p>0.247184706121866</text:p>
          </table:table-cell>
          <table:table-cell table:style-name="ce32" table:formula="of:=[.L3]/1.15" office:value-type="float" office:value="0.214943222714666" calcext:value-type="float">
            <text:p>0.214943222714666</text:p>
          </table:table-cell>
          <table:table-cell table:style-name="ce32" table:formula="of:=[.M3]/1.15" office:value-type="float" office:value="0.186907150186666" calcext:value-type="float">
            <text:p>0.186907150186666</text:p>
          </table:table-cell>
          <table:table-cell table:style-name="ce32" table:formula="of:=[.N3]/1.15" office:value-type="float" office:value="0.162527956684057" calcext:value-type="float">
            <text:p>0.162527956684057</text:p>
          </table:table-cell>
          <table:table-cell table:style-name="ce32" table:formula="of:=[.O3]/1.15" office:value-type="float" office:value="0.141328657986137" calcext:value-type="float">
            <text:p>0.141328657986137</text:p>
          </table:table-cell>
          <table:table-cell table:style-name="ce32" table:formula="of:=[.P3]/1.15" office:value-type="float" office:value="0.122894485205336" calcext:value-type="float">
            <text:p>0.122894485205336</text:p>
          </table:table-cell>
          <table:table-cell table:style-name="ce32" table:formula="of:=[.Q3]/1.15" office:value-type="float" office:value="0.106864769743771" calcext:value-type="float">
            <text:p>0.106864769743771</text:p>
          </table:table-cell>
          <table:table-cell table:style-name="ce32" table:formula="of:=[.R3]/1.15" office:value-type="float" office:value="0.0929258867337138" calcext:value-type="float">
            <text:p>0.0929258867337138</text:p>
          </table:table-cell>
          <table:table-cell table:style-name="ce32" table:formula="of:=[.S3]/1.15" office:value-type="float" office:value="0.0808051188988816" calcext:value-type="float">
            <text:p>0.0808051188988816</text:p>
          </table:table-cell>
          <table:table-cell table:style-name="ce32" table:formula="of:=[.T3]/1.15" office:value-type="float" office:value="0.0702653207816361" calcext:value-type="float">
            <text:p>0.0702653207816361</text:p>
          </table:table-cell>
          <table:table-cell table:style-name="ce32" table:formula="of:=[.U3]/1.15" office:value-type="float" office:value="0.0611002789405532" calcext:value-type="float">
            <text:p>0.0611002789405532</text:p>
          </table:table-cell>
          <table:table-cell table:style-name="ce32" table:formula="of:=[.V3]/1.15" office:value-type="float" office:value="0.0531306773396115" calcext:value-type="float">
            <text:p>0.0531306773396115</text:p>
          </table:table-cell>
          <table:table-cell table:style-name="ce32" table:formula="of:=[.W3]/1.15" office:value-type="float" office:value="0.0462005889909665" calcext:value-type="float">
            <text:p>0.0462005889909665</text:p>
          </table:table-cell>
          <table:table-cell table:style-name="ce32" table:formula="of:=[.X3]/1.15" office:value-type="float" office:value="0.0401744252095361" calcext:value-type="float">
            <text:p>0.0401744252095361</text:p>
          </table:table-cell>
          <table:table-cell table:style-name="ce32" table:formula="of:=[.Y3]/1.15" office:value-type="float" office:value="0.0349342827909009" calcext:value-type="float">
            <text:p>0.0349342827909009</text:p>
          </table:table-cell>
          <table:table-cell table:style-name="ce32" table:formula="of:=[.Z3]/1.15" office:value-type="float" office:value="0.0303776372094791" calcext:value-type="float">
            <text:p>0.0303776372094791</text:p>
          </table:table-cell>
          <table:table-cell table:style-name="ce32" table:formula="of:=[.AA3]/1.15" office:value-type="float" office:value="0.0264153367038949" calcext:value-type="float">
            <text:p>0.0264153367038949</text:p>
          </table:table-cell>
          <table:table-cell table:style-name="ce32" table:formula="of:=[.AB3]/1.15" office:value-type="float" office:value="0.0229698580033868" calcext:value-type="float">
            <text:p>0.0229698580033868</text:p>
          </table:table-cell>
          <table:table-cell table:style-name="ce32" table:formula="of:=[.AC3]/1.15" office:value-type="float" office:value="0.0199737895681625" calcext:value-type="float">
            <text:p>0.0199737895681625</text:p>
          </table:table-cell>
          <table:table-cell table:style-name="ce32" table:formula="of:=[.AD3]/1.15" office:value-type="float" office:value="0.0173685126679674" calcext:value-type="float">
            <text:p>0.0173685126679674</text:p>
          </table:table-cell>
          <table:table-cell table:style-name="ce32" table:formula="of:=[.AE3]/1.15" office:value-type="float" office:value="0.0151030544938847" calcext:value-type="float">
            <text:p>0.0151030544938847</text:p>
          </table:table-cell>
          <table:table-cell table:style-name="ce32" table:formula="of:=[.AF3]/1.15" office:value-type="float" office:value="0.0131330908642475" calcext:value-type="float">
            <text:p>0.0131330908642475</text:p>
          </table:table-cell>
          <table:table-cell table:style-name="ce32" table:formula="of:=[.AG3]/1.15" office:value-type="float" office:value="0.0114200790123892" calcext:value-type="float">
            <text:p>0.0114200790123892</text:p>
          </table:table-cell>
          <table:table-cell table:style-name="ce32" table:formula="of:=[.AH3]/1.15" office:value-type="float" office:value="0.00993050348903406" calcext:value-type="float">
            <text:p>0.00993050348903406</text:p>
          </table:table-cell>
          <table:table-cell table:style-name="ce32" table:formula="of:=[.AI3]/1.15" office:value-type="float" office:value="0.00863522042524701" calcext:value-type="float">
            <text:p>0.00863522042524701</text:p>
          </table:table-cell>
          <table:table-cell table:style-name="ce32" table:formula="of:=[.AJ3]/1.15" office:value-type="float" office:value="0.00750888732630174" calcext:value-type="float">
            <text:p>0.00750888732630174</text:p>
          </table:table-cell>
          <table:table-cell table:style-name="ce32" table:formula="of:=[.AK3]/1.15" office:value-type="float" office:value="0.00652946724026239" calcext:value-type="float">
            <text:p>0.00652946724026239</text:p>
          </table:table-cell>
          <table:table-cell table:style-name="ce32" table:formula="of:=[.AL3]/1.15" office:value-type="float" office:value="0.00567779760022816" calcext:value-type="float">
            <text:p>0.00567779760022816</text:p>
          </table:table-cell>
          <table:table-cell table:style-name="ce32" table:formula="of:=[.AM3]/1.15" office:value-type="float" office:value="0.00493721530454623" calcext:value-type="float">
            <text:p>0.00493721530454623</text:p>
          </table:table-cell>
          <table:table-cell table:style-name="ce32" table:formula="of:=[.AN3]/1.15" office:value-type="float" office:value="0.00429323069960542" calcext:value-type="float">
            <text:p>0.00429323069960542</text:p>
          </table:table-cell>
          <table:table-cell table:style-name="ce32" table:formula="of:=[.AO3]/1.15" office:value-type="float" office:value="0.00373324408661341" calcext:value-type="float">
            <text:p>0.00373324408661341</text:p>
          </table:table-cell>
          <table:table-cell table:style-name="ce32" table:formula="of:=[.AP3]/1.15" office:value-type="float" office:value="0.00324629920575079" calcext:value-type="float">
            <text:p>0.00324629920575079</text:p>
          </table:table-cell>
          <table:table-cell table:style-name="ce32" table:formula="of:=[.AQ3]/1.15" office:value-type="float" office:value="0.0028228688745659" calcext:value-type="float">
            <text:p>0.0028228688745659</text:p>
          </table:table-cell>
          <table:table-cell table:style-name="ce32" table:formula="of:=[.AR3]/1.15" office:value-type="float" office:value="0.00245466858657905" calcext:value-type="float">
            <text:p>0.00245466858657905</text:p>
          </table:table-cell>
          <table:table-cell table:style-name="ce32" table:formula="of:=[.AS3]/1.15" office:value-type="float" office:value="0.00213449442311221" calcext:value-type="float">
            <text:p>0.00213449442311221</text:p>
          </table:table-cell>
          <table:table-cell table:style-name="ce32" table:formula="of:=[.AT3]/1.15" office:value-type="float" office:value="0.0018560821070541" calcext:value-type="float">
            <text:p>0.0018560821070541</text:p>
          </table:table-cell>
          <table:table-cell table:style-name="ce32" table:formula="of:=[.AU3]/1.15" office:value-type="float" office:value="0.00161398444091661" calcext:value-type="float">
            <text:p>0.00161398444091661</text:p>
          </table:table-cell>
          <table:table-cell table:style-name="ce32" table:formula="of:=[.AV3]/1.15" office:value-type="float" office:value="0.00140346473123183" calcext:value-type="float">
            <text:p>0.00140346473123183</text:p>
          </table:table-cell>
          <table:table-cell table:style-name="ce32" table:formula="of:=[.AW3]/1.15" office:value-type="float" office:value="0.00122040411411464" calcext:value-type="float">
            <text:p>0.00122040411411464</text:p>
          </table:table-cell>
          <table:table-cell table:style-name="ce32" table:formula="of:=[.AX3]/1.15" office:value-type="float" office:value="0.00106122096879534" calcext:value-type="float">
            <text:p>0.00106122096879534</text:p>
          </table:table-cell>
          <table:table-cell table:style-name="ce32" table:formula="of:=[.AY3]/1.15" office:value-type="float" office:value="0.000922800842430729" calcext:value-type="float">
            <text:p>0.000922800842430729</text:p>
          </table:table-cell>
          <table:table-cell table:style-name="ce32" table:formula="of:=[.AZ3]/1.15" office:value-type="float" office:value="0.000802435515157155" calcext:value-type="float">
            <text:p>0.000802435515157155</text:p>
          </table:table-cell>
          <table:table-cell table:number-columns-repeated="936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48" table:style-name="ce32" office:value-type="float" office:value="0.001" calcext:value-type="float">
            <text:p>0.001</text:p>
          </table:table-cell>
          <table:table-cell table:number-columns-repeated="936"/>
        </table:table-row>
        <table:table-row table:style-name="ro1" table:number-rows-repeated="10">
          <table:table-cell table:number-columns-repeated="989"/>
        </table:table-row>
        <table:table-row table:style-name="ro2" table:number-rows-repeated="1048561">
          <table:table-cell table:number-columns-repeated="989"/>
        </table:table-row>
        <table:table-row table:style-name="ro2">
          <table:table-cell table:number-columns-repeated="989"/>
        </table:table-row>
      </table:table>
      <table:table table:name="phi" table:style-name="ta3">
        <table:table-column table:style-name="co5" table:number-columns-repeated="16384" table:default-cell-style-name="ce41"/>
        <table:table-row table:style-name="ro1">
          <table:table-cell table:style-name="ce43" office:value-type="string" calcext:value-type="string">
            <text:p>mu</text:p>
          </table:table-cell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FERM</text:p>
          </table:table-cell>
          <table:table-cell table:style-name="ce34" office:value-type="string" calcext:value-type="string">
            <text:p>RESP</text:p>
          </table:table-cell>
          <table:table-cell table:style-name="ce45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4" office:value-type="string" calcext:value-type="string">
            <text:p>ENT</text:p>
          </table:table-cell>
          <table:table-cell table:style-name="ce46" office:value-type="string" calcext:value-type="string">
            <text:p>LIPS</text:p>
          </table:table-cell>
          <table:table-cell table:style-name="ce33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rRNase</text:p>
          </table:table-cell>
          <table:table-cell table:style-name="ce35" office:value-type="string" calcext:value-type="string">
            <text:p>mRNase</text:p>
          </table:table-cell>
          <table:table-cell table:style-name="ce35" office:value-type="string" calcext:value-type="string">
            <text:p>tRNAse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number-columns-repeated="16366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Default" office:value-type="float" office:value="0.043" calcext:value-type="float">
            <text:p>0.043</text:p>
          </table:table-cell>
          <table:table-cell table:number-columns-repeated="2" table:style-name="Default" office:value-type="float" office:value="0.023" calcext:value-type="float">
            <text:p>0.023</text:p>
          </table:table-cell>
          <table:table-cell table:style-name="Default" office:value-type="float" office:value="0.002" calcext:value-type="float">
            <text:p>0.002</text:p>
          </table:table-cell>
          <table:table-cell table:style-name="ce43" office:value-type="float" office:value="0.165" calcext:value-type="float">
            <text:p>0.165</text:p>
          </table:table-cell>
          <table:table-cell table:style-name="ce43" office:value-type="float" office:value="0.021" calcext:value-type="float">
            <text:p>0.021</text:p>
          </table:table-cell>
          <table:table-cell table:style-name="ce43" office:value-type="float" office:value="0.031" calcext:value-type="float">
            <text:p>0.031</text:p>
          </table:table-cell>
          <table:table-cell table:style-name="Default" table:formula="of:=1-0.6964" office:value-type="float" office:value="0.3036" calcext:value-type="float">
            <text:p>0.3036</text:p>
          </table:table-cell>
          <table:table-cell table:style-name="ce43" table:formula="of:=0.6*0.071" office:value-type="float" office:value="0.0426" calcext:value-type="float">
            <text:p>0.0426</text:p>
          </table:table-cell>
          <table:table-cell table:style-name="ce43" table:formula="of:=0.3*0.071" office:value-type="float" office:value="0.0213" calcext:value-type="float">
            <text:p>0.0213</text:p>
          </table:table-cell>
          <table:table-cell table:style-name="ce43" table:formula="of:=0.1*0.071" office:value-type="float" office:value="0.0071" calcext:value-type="float">
            <text:p>0.0071</text:p>
          </table:table-cell>
          <table:table-cell table:style-name="ce43" office:value-type="float" office:value="0.002" calcext:value-type="float">
            <text:p>0.002</text:p>
          </table:table-cell>
          <table:table-cell table:style-name="ce43" office:value-type="float" office:value="0.006" calcext:value-type="float">
            <text:p>0.006</text:p>
          </table:table-cell>
          <table:table-cell table:style-name="ce43" office:value-type="float" office:value="0.0004" calcext:value-type="float">
            <text:p>0.0004</text:p>
          </table:table-cell>
          <table:table-cell office:value-type="float" office:value="0.002" calcext:value-type="float">
            <text:p>0.002</text:p>
          </table:table-cell>
          <table:table-cell table:style-name="Default" office:value-type="float" office:value="0.023" calcext:value-type="float">
            <text:p>0.023</text:p>
          </table:table-cell>
          <table:table-cell table:style-name="ce43" office:value-type="float" office:value="0.284" calcext:value-type="float">
            <text:p>0.284</text:p>
          </table:table-cell>
          <table:table-cell table:number-columns-repeated="16366"/>
        </table:table-row>
        <table:table-row table:style-name="ro1">
          <table:table-cell/>
          <table:table-cell table:style-name="Default" table:number-columns-repeated="12"/>
          <table:table-cell table:style-name="ce43"/>
          <table:table-cell table:number-columns-repeated="16370"/>
        </table:table-row>
        <table:table-row table:style-name="ro1" table:number-rows-repeated="6">
          <table:table-cell table:number-columns-repeated="5"/>
          <table:table-cell table:style-name="ce43" table:number-columns-repeated="9"/>
          <table:table-cell table:number-columns-repeated="16370"/>
        </table:table-row>
        <table:table-row table:style-name="ro1">
          <table:table-cell table:number-columns-repeated="6"/>
          <table:table-cell table:style-name="ce43" table:number-columns-repeated="6"/>
          <table:table-cell table:number-columns-repeated="16372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n_phi" table:style-name="ta4">
        <table:table-column table:style-name="co13" table:number-columns-repeated="18" table:default-cell-style-name="Default"/>
        <table:table-row table:style-name="ro1"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FERM</text:p>
          </table:table-cell>
          <table:table-cell table:style-name="ce34" office:value-type="string" calcext:value-type="string">
            <text:p>RESP</text:p>
          </table:table-cell>
          <table:table-cell table:style-name="ce45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4" office:value-type="string" calcext:value-type="string">
            <text:p>ENT</text:p>
          </table:table-cell>
          <table:table-cell table:style-name="ce46" office:value-type="string" calcext:value-type="string">
            <text:p>LIPS</text:p>
          </table:table-cell>
          <table:table-cell table:style-name="ce33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rRNase</text:p>
          </table:table-cell>
          <table:table-cell table:style-name="ce35" office:value-type="string" calcext:value-type="string">
            <text:p>mRNase</text:p>
          </table:table-cell>
          <table:table-cell table:style-name="ce35" office:value-type="string" calcext:value-type="string">
            <text:p>tRNAse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style-name="ce4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43" office:value-type="float" office:value="0.031" calcext:value-type="float">
            <text:p>0.0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 table:number-rows-repeated="1048573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min_f" table:style-name="ta4">
        <table:table-column table:style-name="co13" table:number-columns-repeated="17" table:default-cell-style-name="Default"/>
        <table:table-row table:style-name="ro1"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FERM</text:p>
          </table:table-cell>
          <table:table-cell table:style-name="ce34" office:value-type="string" calcext:value-type="string">
            <text:p>RESP</text:p>
          </table:table-cell>
          <table:table-cell table:style-name="ce45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4" office:value-type="string" calcext:value-type="string">
            <text:p>ENT</text:p>
          </table:table-cell>
          <table:table-cell table:style-name="ce46" office:value-type="string" calcext:value-type="string">
            <text:p>LIPS</text:p>
          </table:table-cell>
          <table:table-cell table:style-name="ce33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rRNase</text:p>
          </table:table-cell>
          <table:table-cell table:style-name="ce35" office:value-type="string" calcext:value-type="string">
            <text:p>mRNase</text:p>
          </table:table-cell>
          <table:table-cell table:style-name="ce35" office:value-type="string" calcext:value-type="string">
            <text:p>tRNAse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3.85" calcext:value-type="float">
            <text:p>3.8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number-rows-repeated="104857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biomass" table:style-name="ta4">
        <table:table-column table:style-name="co13" table:number-columns-repeated="2" table:default-cell-style-name="Default"/>
        <table:table-row table:style-name="ro1">
          <table:table-cell table:style-name="ce33" office:value-type="string" calcext:value-type="string">
            <text:p>metabolite</text:p>
          </table:table-cell>
          <table:table-cell table:style-name="ce46" office:value-type="string" calcext:value-type="string">
            <text:p>mass_fraction</text:p>
          </table:table-cell>
        </table:table-row>
        <table:table-row table:style-name="ro1">
          <table:table-cell table:style-name="ce34" office:value-type="string" calcext:value-type="string">
            <text:p>C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34" office:value-type="string" calcext:value-type="string">
            <text:p>I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35" office:value-type="string" calcext:value-type="string">
            <text:p>AA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35" office:value-type="string" calcext:value-type="string">
            <text:p>NT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35" office:value-type="string" calcext:value-type="string">
            <text:p>ADP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35" office:value-type="string" calcext:value-type="string">
            <text:p>ATP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35" office:value-type="string" calcext:value-type="string">
            <text:p>LIP</text:p>
          </table:table-cell>
          <table:table-cell table:style-name="ce47" office:value-type="float" office:value="0.1" calcext:value-type="float">
            <text:p>0.1</text:p>
          </table:table-cell>
        </table:table-row>
        <table:table-row table:style-name="ro1">
          <table:table-cell table:style-name="ce34" office:value-type="string" calcext:value-type="string">
            <text:p>rRNA</text:p>
          </table:table-cell>
          <table:table-cell table:style-name="ce47" office:value-type="float" office:value="0.161" calcext:value-type="float">
            <text:p>0.161</text:p>
          </table:table-cell>
        </table:table-row>
        <table:table-row table:style-name="ro1">
          <table:table-cell table:style-name="ce34" office:value-type="string" calcext:value-type="string">
            <text:p>mRNA</text:p>
          </table:table-cell>
          <table:table-cell table:style-name="ce47" office:value-type="float" office:value="0.012" calcext:value-type="float">
            <text:p>0.012</text:p>
          </table:table-cell>
        </table:table-row>
        <table:table-row table:style-name="ro1">
          <table:table-cell table:style-name="ce34" office:value-type="string" calcext:value-type="string">
            <text:p>tRNA</text:p>
          </table:table-cell>
          <table:table-cell table:style-name="ce47" office:value-type="float" office:value="0.009" calcext:value-type="float">
            <text:p>0.009</text:p>
          </table:table-cell>
        </table:table-row>
        <table:table-row table:style-name="ro1">
          <table:table-cell table:style-name="ce34" office:value-type="string" calcext:value-type="string">
            <text:p>DNA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table:style-name="ce45" office:value-type="string" calcext:value-type="string">
            <text:p>TC</text:p>
          </table:table-cell>
          <table:table-cell table:style-name="ce47" office:value-type="float" office:value="0.018" calcext:value-type="float">
            <text:p>0.018</text:p>
          </table:table-cell>
        </table:table-row>
        <table:table-row table:style-name="ro1">
          <table:table-cell table:style-name="ce34" office:value-type="string" calcext:value-type="string">
            <text:p>p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 table:number-rows-repeated="104856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4">
        <table:table-column table:style-name="co13" table:default-cell-style-name="ce49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5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4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date-style style:name="N158">
      <number:month/>
      <number:text>/</number:text>
      <number:day/>
      <number:text>/</number:text>
      <number:year number:style="long"/>
    </number:date-style>
    <number:date-style style:name="N159">
      <number:day/>
      <number:text>-</number:text>
      <number:month number:textual="true"/>
      <number:text>-</number:text>
      <number:year/>
    </number:date-style>
    <number:date-style style:name="N160">
      <number:day/>
      <number:text>-</number:text>
      <number:month number:textual="true"/>
    </number:date-style>
    <number:date-style style:name="N161">
      <number:month number:textual="true"/>
      <number:text>-</number:text>
      <number:year/>
    </number:date-style>
    <number:time-style style:name="N162">
      <number:hours/>
      <number:text>:</number:text>
      <number:minutes number:style="long"/>
      <number:text> </number:text>
      <number:am-pm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time-style style:name="N165">
      <number:hours/>
      <number:text>:</number:text>
      <number:minutes number:style="long"/>
      <number:text>:</number:text>
      <number:seconds number:style="long"/>
    </number:time-style>
    <number:date-style style:name="N16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7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 loext:blank-width-char="("> </number:text>
      <number:fill-character> </number:fill-character>
      <number:text>- _)</number:text>
    </number:number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2">
      <number:text loext:blank-width-char="("> </number:text>
      <number:text-content/>
      <number:text loext:blank-width-char=")"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6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6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6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6">
      <number:text loext:blank-width-char="("> </number:text>
      <number:text-content/>
      <number:text loext:blank-width-char=")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time-style style:name="N187">
      <number:minutes number:style="long"/>
      <number:text>:</number:text>
      <number:seconds number:style="long"/>
    </number:time-style>
    <number:time-style style:name="N18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9">
      <number:minutes number:style="long"/>
      <number:text>:</number:text>
      <number:seconds number:style="long" number:decimal-places="1"/>
    </number:time-style>
    <number:number-style style:name="N19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91">
      <number:number number:decimal-places="15" number:min-decimal-places="15" number:min-integer-digits="1"/>
    </number:number-style>
    <number:number-style style:name="N192">
      <number:number number:decimal-places="16" number:min-decimal-places="16" number:min-integer-digits="1"/>
    </number:number-style>
    <number:number-style style:name="N193">
      <number:number number:decimal-places="3" number:min-decimal-places="3" number:min-integer-digits="1" number:grouping="true"/>
    </number:number-style>
    <number:number-style style:name="N194">
      <number:number number:decimal-places="4" number:min-decimal-places="4" number:min-integer-digits="1" number:grouping="true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1">00/00/0000</text:date>, <text:time style:data-style-name="N2" text:time-value="10:53:59.84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7-01T10:54:06.970000000</dc:date>
    <meta:editing-cycles>227</meta:editing-cycles>
    <meta:editing-duration>PT9H4M42S</meta:editing-duration>
    <meta:document-statistic meta:table-count="11" meta:cell-count="1285" meta:object-count="0"/>
  </office:meta>
</office:document-meta>
</file>